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9.896cm" style:use-optimal-column-width="false"/>
    </style:style>
    <style:style style:name="co2" style:family="table-column">
      <style:table-column-properties style:column-width="7.6cm" style:use-optimal-column-width="false"/>
    </style:style>
    <style:style style:name="ro1" style:family="table-row">
      <style:table-row-properties style:row-height="2.184cm" style:use-optimal-row-height="false"/>
    </style:style>
    <style:style style:name="ro2" style:family="table-row">
      <style:table-row-properties style:row-height="1.623cm" style:use-optimal-row-height="false"/>
    </style:style>
    <style:style style:name="ro3" style:family="table-row">
      <style:table-row-properties style:row-height="1.288cm" style:use-optimal-row-height="false"/>
    </style:style>
    <style:style style:name="ro4" style:family="table-row">
      <style:table-row-properties style:row-height="1.021cm" style:use-optimal-row-height="false"/>
    </style:style>
    <style:style style:name="ce1" style:family="table-cell">
      <loext:graphic-properties draw:textarea-horizontal-align="justify" fo:wrap-option="no-wrap"/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4pt" fo:letter-spacing="normal" fo:language="fr" fo:country="C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bold" style:font-name-complex="Lucida 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ce2" style:family="table-cell">
      <loext:graphic-properties draw:textarea-horizontal-align="justify" fo:wrap-option="no-wrap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4pt" fo:letter-spacing="normal" fo:language="fr" fo:country="C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bold" style:font-name-complex="Lucida 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ce3" style:family="table-cell">
      <loext:graphic-properties draw:textarea-vertical-align="middle"/>
    </style:style>
    <style:style style:name="ce4" style:family="table-cell">
      <style:paragraph-properties fo:text-align="center"/>
    </style:style>
    <style:style style:name="ce5" style:family="table-cell">
      <loext:graphic-properties draw:textarea-horizontal-align="justify" draw:textarea-vertical-align="top" fo:padding-top="0.1cm" fo:padding-bottom="0.1cm" fo:padding-left="0.1cm" fo:padding-right="0.1cm" fo:wrap-option="no-wrap"/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C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ce6" style:family="table-cell">
      <loext:graphic-properties draw:textarea-vertical-align="middle"/>
      <style:paragraph-properties fo:text-align="end"/>
      <style:text-properties fo:font-size="26pt" style:font-size-asian="26pt" style:font-size-complex="26pt"/>
    </style:style>
    <style:style style:name="ce7" style:family="table-cell">
      <loext:graphic-properties draw:textarea-horizontal-align="justify" fo:wrap-option="no-wrap"/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C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ce8" style:family="table-cell">
      <loext:graphic-properties draw:textarea-vertical-align="middle"/>
      <style:paragraph-properties fo:margin-top="0.42cm" fo:margin-bottom="0.35cm" fo:text-align="end"/>
      <style:text-properties fo:font-size="10pt" style:font-size-asian="10pt" style:font-size-complex="10pt"/>
    </style:style>
    <style:style style:name="P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C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7.495cm" svg:height="7.403cm" svg:x="0.208cm" svg:y="0.263cm">
          <table:table table:template-name="tabl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Concentration seriques de FolliculeStimulante (FSH)</text:span> 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Periode</text:p>
              </table:table-cell>
              <table:table-cell table:style-name="ce4">
                <text:p text:style-name="P2">Concentration seriques(mUI/mL)</text:p>
              </table:table-cell>
            </table:table-row>
            <table:table-row table:style-name="ro3">
              <table:table-cell table:style-name="ce5">
                <text:p text:style-name="P3">Phase folliculaire (Av. ovulation) </text:p>
              </table:table-cell>
              <table:table-cell table:style-name="ce6">
                <text:p text:style-name="P2">3,6 – 12,5 </text:p>
              </table:table-cell>
            </table:table-row>
            <table:table-row table:style-name="ro3">
              <table:table-cell table:style-name="ce7">
                <text:p text:style-name="P2">Pdt ovulation</text:p>
              </table:table-cell>
              <table:table-cell table:style-name="ce8">
                <text:p text:style-name="P2">4,7 – 21,5 </text:p>
              </table:table-cell>
            </table:table-row>
            <table:table-row table:style-name="ro4">
              <table:table-cell table:style-name="ce7">
                <text:p text:style-name="P2">Phase lutéale (Ap. ovulation) </text:p>
              </table:table-cell>
              <table:table-cell table:style-name="ce6">
                <text:p text:style-name="P2">1,7 – 7,7 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table1-first-row" style:family="table-cell" style:parent-style-name="default">
      <loext:graphic-properties draw:fill="solid" draw:fill-color="#30c0f0"/>
    </style:style>
    <style:style style:name="table1-first-column" style:family="table-cell" style:parent-style-name="default">
      <loext:graphic-properties draw:fill="solid" draw:fill-color="#30c0f0"/>
    </style:style>
    <style:style style:name="table1-last-row" style:family="table-cell" style:parent-style-name="default">
      <loext:graphic-properties draw:fill="solid" draw:fill-color="#fe007f"/>
    </style:style>
    <style:style style:name="table1-odd-rows" style:family="table-cell" style:parent-style-name="default">
      <loext:graphic-properties draw:fill="solid" draw:fill-color="#0090e0"/>
    </style:style>
    <style:style style:name="table-first-row" style:family="table-cell" style:parent-style-name="default">
      <loext:graphic-properties draw:fill="solid" draw:fill-color="#30c0f0"/>
    </style:style>
    <style:style style:name="table-last-row" style:family="table-cell" style:parent-style-name="default">
      <loext:graphic-properties draw:fill="solid" draw:fill-color="#808080"/>
    </style:style>
    <style:style style:name="table-odd-rows" style:family="table-cell" style:parent-style-name="default">
      <loext:graphic-properties draw:fill="solid" draw:fill-color="#0090e0"/>
    </style:style>
    <style:style style:name="table2-first-row" style:family="table-cell" style:parent-style-name="default">
      <loext:graphic-properties draw:fill="solid" draw:fill-color="#30c0f0"/>
    </style:style>
    <style:style style:name="table2-last-row" style:family="table-cell" style:parent-style-name="default">
      <loext:graphic-properties draw:fill="solid" draw:fill-color="#808080"/>
    </style:style>
    <style:style style:name="table2-odd-rows" style:family="table-cell" style:parent-style-name="default">
      <loext:graphic-properties draw:fill="solid" draw:fill-color="#0090e0"/>
    </style:style>
    <table:table-template table:name="table">
      <table:first-row table:style-name="table-first-row"/>
      <table:last-row table:style-name="table-last-row"/>
      <table:first-column table:style-name="default"/>
      <table:last-column table:style-name="default"/>
      <table:body table:style-name="default"/>
      <table:odd-rows table:style-name="table-odd-rows"/>
      <table:odd-columns table:style-name="default"/>
    </table:table-template>
    <table:table-template table:name="table1">
      <table:first-row table:style-name="table1-first-row"/>
      <table:last-row table:style-name="table1-last-row"/>
      <table:first-column table:style-name="table1-first-column"/>
      <table:last-column table:style-name="default"/>
      <table:body table:style-name="default"/>
      <table:odd-rows table:style-name="table1-odd-rows"/>
      <table:odd-columns table:style-name="default"/>
    </table:table-template>
    <table:table-template table:name="table2">
      <table:first-row table:style-name="table2-first-row"/>
      <table:last-row table:style-name="table2-last-row"/>
      <table:first-column table:style-name="default"/>
      <table:last-column table:style-name="default"/>
      <table:body table:style-name="default"/>
      <table:odd-rows table:style-name="table2-odd-rows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0T11:58:48.577000000</meta:creation-date>
    <dc:date>2025-11-20T17:14:38.563000000</dc:date>
    <meta:editing-duration>PT2H16M15S</meta:editing-duration>
    <meta:editing-cycles>3</meta:editing-cycles>
    <meta:generator>LibreOffice/24.8.5.1$Windows_X86_64 LibreOffice_project/8e3f91296d65a47712b8a390b4731fa5a2f6c9af</meta:generator>
    <meta:document-statistic meta:object-count="1"/>
  </office:meta>
</office:document-meta>
</file>